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6401" officeooo:paragraph-rsid="007e6401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365d0"/>
    </style:style>
    <style:style style:name="T4" style:family="text">
      <style:text-properties officeooo:rsid="0083c8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2">Planowanie dnia</text:span></text:p>
      <text:p text:style-name="P3">TASK:<text:span text:style-name="T4">Praca nad falownikiem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8T10:17:25.496399367</dc:date>
    <meta:editing-duration>P1DT6H15M30S</meta:editing-duration>
    <meta:editing-cycles>83</meta:editing-cycles>
    <meta:document-statistic meta:table-count="0" meta:image-count="0" meta:object-count="0" meta:page-count="1" meta:paragraph-count="3" meta:word-count="9" meta:character-count="82" meta:non-whitespace-character-count="76"/>
  </office:meta>
</office:document-meta>
</file>